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onospace" svg:font-family="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17ba4b" officeooo:paragraph-rsid="0017ba4b"/>
    </style:style>
    <style:style style:name="P2" style:family="paragraph" style:parent-style-name="Standard">
      <style:paragraph-properties fo:text-align="start" style:justify-single-word="false"/>
      <style:text-properties officeooo:paragraph-rsid="0017ba4b"/>
    </style:style>
    <style:style style:name="P3" style:family="paragraph" style:parent-style-name="Standard">
      <style:paragraph-properties fo:text-align="start" style:justify-single-word="false"/>
      <style:text-properties officeooo:paragraph-rsid="001d8b69"/>
    </style:style>
    <style:style style:name="P4" style:family="paragraph" style:parent-style-name="Standard">
      <style:paragraph-properties fo:text-align="start" style:justify-single-word="false"/>
      <style:text-properties officeooo:paragraph-rsid="0022cde6"/>
    </style:style>
    <style:style style:name="P5" style:family="paragraph" style:parent-style-name="Standard">
      <style:paragraph-properties fo:text-align="start" style:justify-single-word="false"/>
      <style:text-properties officeooo:paragraph-rsid="0023beb9"/>
    </style:style>
    <style:style style:name="P6" style:family="paragraph" style:parent-style-name="Standard">
      <style:paragraph-properties fo:text-align="start" style:justify-single-word="false"/>
      <style:text-properties fo:language="es" fo:country="SV" officeooo:rsid="001bab7a" officeooo:paragraph-rsid="001bab7a"/>
    </style:style>
    <style:style style:name="P7" style:family="paragraph" style:parent-style-name="Standard">
      <style:paragraph-properties fo:text-align="start" style:justify-single-word="false"/>
      <style:text-properties fo:language="es" fo:country="SV" officeooo:rsid="001ca782" officeooo:paragraph-rsid="001ca782"/>
    </style:style>
    <style:style style:name="P8" style:family="paragraph" style:parent-style-name="Standard">
      <style:paragraph-properties fo:text-align="start" style:justify-single-word="false"/>
      <style:text-properties officeooo:rsid="001f0634" officeooo:paragraph-rsid="001f0634"/>
    </style:style>
    <style:style style:name="P9" style:family="paragraph" style:parent-style-name="Standard">
      <style:paragraph-properties fo:text-align="start" style:justify-single-word="false"/>
      <style:text-properties officeooo:rsid="0020ce3d" officeooo:paragraph-rsid="0020ce3d"/>
    </style:style>
    <style:style style:name="P10" style:family="paragraph" style:parent-style-name="Standard">
      <style:paragraph-properties fo:text-align="start" style:justify-single-word="false"/>
      <style:text-properties officeooo:rsid="0020fc7f" officeooo:paragraph-rsid="0020fc7f"/>
    </style:style>
    <style:style style:name="P11" style:family="paragraph" style:parent-style-name="Standard">
      <style:paragraph-properties fo:text-align="start" style:justify-single-word="false"/>
      <style:text-properties officeooo:rsid="0022cd7a" officeooo:paragraph-rsid="0022cd7a"/>
    </style:style>
    <style:style style:name="P12" style:family="paragraph" style:parent-style-name="Standard">
      <style:paragraph-properties fo:text-align="start" style:justify-single-word="false"/>
      <style:text-properties officeooo:rsid="0022cd7a" officeooo:paragraph-rsid="0022cde6"/>
    </style:style>
    <style:style style:name="P13" style:family="paragraph" style:parent-style-name="Standard">
      <style:paragraph-properties fo:text-align="start" style:justify-single-word="false"/>
      <style:text-properties officeooo:rsid="0023beb9" officeooo:paragraph-rsid="0023beb9"/>
    </style:style>
    <style:style style:name="T1" style:family="text">
      <style:text-properties fo:language="en" fo:country="US" officeooo:rsid="001b7910"/>
    </style:style>
    <style:style style:name="T2" style:family="text">
      <style:text-properties fo:language="en" fo:country="US" officeooo:rsid="0017ba4b"/>
    </style:style>
    <style:style style:name="T3" style:family="text">
      <style:text-properties fo:language="en" fo:country="US" style:text-underline-style="none" officeooo:rsid="0017ba4b"/>
    </style:style>
    <style:style style:name="T4" style:family="text">
      <style:text-properties fo:language="es" fo:country="SV"/>
    </style:style>
    <style:style style:name="T5" style:family="text">
      <style:text-properties fo:language="es" fo:country="SV" officeooo:rsid="001b7910"/>
    </style:style>
    <style:style style:name="T6" style:family="text">
      <style:text-properties fo:language="es" fo:country="SV" style:text-underline-style="none" officeooo:rsid="001b7910"/>
    </style:style>
    <style:style style:name="T7" style:family="text">
      <style:text-properties fo:language="es" fo:country="SV" officeooo:rsid="001d8b69"/>
    </style:style>
    <style:style style:name="T8" style:family="text">
      <style:text-properties fo:language="es" fo:country="SV" officeooo:rsid="0022cde6"/>
    </style:style>
    <style:style style:name="T9" style:family="text">
      <style:text-properties fo:language="es" fo:country="SV" officeooo:rsid="0022cd7a"/>
    </style:style>
    <style:style style:name="T10" style:family="text">
      <style:text-properties fo:language="es" fo:country="SV" officeooo:rsid="0023beb9"/>
    </style:style>
    <style:style style:name="T11" style:family="text">
      <style:text-properties officeooo:rsid="0022cde6"/>
    </style:style>
    <style:style style:name="T12" style:family="text">
      <style:text-properties officeooo:rsid="0023be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ICULUM VITAE</text:p>
      <text:p text:style-name="P2"><text:span text:style-name="T2">Nombre: {d.</text:span><text:span text:style-name="T5">nombre</text:span><text:span text:style-name="T2">}</text:span></text:p>
      <text:p text:style-name="P2"><text:span text:style-name="T1">Direcci</text:span><text:span text:style-name="T5">ón</text:span><text:span text:style-name="T2">:{d.</text:span><text:span text:style-name="T5">direccion</text:span><text:span text:style-name="T2">}</text:span></text:p>
      <text:p text:style-name="P2"><text:span text:style-name="T5">Teléfono</text:span><text:span text:style-name="T2">: {</text:span><text:span text:style-name="T3">d.</text:span><text:span text:style-name="T6">telefono</text:span><text:span text:style-name="T2">}</text:span></text:p>
      <text:p text:style-name="P6">email: {d.email}</text:p>
      <text:p text:style-name="P6">Pagina web: {d.pag_web}</text:p>
      <text:p text:style-name="P7">Vocación: {d.vocacion}</text:p>
      <text:p text:style-name="P3"><text:span text:style-name="T7">Descripción: {d.voca_descript}</text:span></text:p>
      <text:p text:style-name="P8"><text:span text:style-name="T7">E</text:span><text:span text:style-name="T4">xperiencia laboral:{d.exp_laboral_nombre}</text:span></text:p>
      <text:p text:style-name="P8"><text:span text:style-name="T4">cargo:{d.exp_laboral_descript}</text:span></text:p>
      <text:p text:style-name="P8"><text:span text:style-name="T4"/></text:p>
      <text:p text:style-name="P9"><text:span text:style-name="T4">Educación:{d.educacion_nombre}</text:span></text:p>
      <text:p text:style-name="P9"><text:span text:style-name="T4">lugar:{lugar_educacion}</text:span></text:p>
      <text:p text:style-name="P9"><text:span text:style-name="T4"/></text:p>
      <text:p text:style-name="P10"><text:span text:style-name="T4">curso:{d.curso_name}</text:span></text:p>
      <text:p text:style-name="P10"><text:span text:style-name="T4">descripción:{d.curso_descript}</text:span></text:p>
      <text:p text:style-name="P10"><text:span text:style-name="T4"/></text:p>
      <text:p text:style-name="P11"><text:span text:style-name="T4">Referencias:</text:span></text:p>
      <text:p text:style-name="P11"><text:span text:style-name="T4">{d.nombre_ref_uno}</text:span></text:p>
      <text:p text:style-name="P11"><text:span text:style-name="T4">{d.numero_ref_uno}</text:span></text:p>
      <text:p text:style-name="P11"><text:span text:style-name="T4">{d.email_ref_uno}</text:span></text:p>
      <text:p text:style-name="P11"><text:span text:style-name="T4"/></text:p>
      <text:p text:style-name="P12"><text:span text:style-name="T4">{d.nombre_ref_</text:span><text:span text:style-name="T8">dos</text:span><text:span text:style-name="T4">}</text:span></text:p>
      <text:p text:style-name="P4"><text:span text:style-name="T9">{d.numero_ref_</text:span><text:span text:style-name="T8">dos</text:span><text:span text:style-name="T9">}</text:span></text:p>
      <text:p text:style-name="P4"><text:span text:style-name="T9">{d.email_ref_</text:span><text:span text:style-name="T8">dos</text:span><text:span text:style-name="T9">}</text:span></text:p>
      <text:p text:style-name="P4"><text:span text:style-name="T9"/></text:p>
      <text:p text:style-name="P13"><text:span text:style-name="T9">R</text:span><text:span text:style-name="T4">edes sociales:</text:span></text:p>
      <text:p text:style-name="P13"><text:span text:style-name="T4">{d.red_uno}</text:span></text:p>
      <text:p text:style-name="P5"><text:span text:style-name="T10">{d.red_dos}</text:span></text:p>
      <text:p text:style-name="P5"><text:span text:style-name="T10">{d.red_tres}</text:span></text:p>
      <text:p text:style-name="P5"><text:span text:style-name="T10">{d.red_cuatro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onospace" svg:font-family="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6T11:45:25.719000000</meta:creation-date>
    <dc:date>2020-07-17T13:55:13.453000000</dc:date>
    <meta:editing-duration>PT31M58S</meta:editing-duration>
    <meta:editing-cycles>12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26" meta:word-count="36" meta:character-count="526" meta:non-whitespace-character-count="516"/>
  </office:meta>
</office:document-meta>
</file>